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font-size-md" style:list-style-name="LFO1" style:family="paragraph">
      <style:paragraph-properties fo:margin-top="0in" fo:margin-bottom="0in"/>
    </style:style>
    <style:style style:name="P3" style:parent-style-name="position-relative" style:list-style-name="LFO1" style:family="paragraph">
      <style:paragraph-properties fo:margin-top="0in" fo:margin-bottom="0in"/>
    </style:style>
    <style:style style:name="P4" style:parent-style-name="position-relative" style:family="paragraph">
      <style:paragraph-properties fo:margin-top="0in" fo:margin-bottom="0in" fo:margin-left="1in">
        <style:tab-stops/>
      </style:paragraph-properties>
    </style:style>
    <style:style style:name="T5" style:parent-style-name="Hyperlink" style:family="text">
      <style:text-properties style:font-name-asian="Times New Roman"/>
    </style:style>
    <style:style style:name="P6" style:parent-style-name="font-size-xs" style:list-style-name="LFO1" style:family="paragraph">
      <style:paragraph-properties fo:margin-top="0in" fo:margin-bottom="0in"/>
    </style:style>
    <style:style style:name="P7" style:parent-style-name="position-relative" style:list-style-name="LFO1" style:family="paragraph">
      <style:paragraph-properties fo:margin-top="0in" fo:margin-bottom="0in"/>
    </style:style>
    <style:style style:name="P8" style:parent-style-name="position-relative" style:list-style-name="LFO1" style:family="paragraph">
      <style:paragraph-properties fo:margin-top="0in" fo:margin-bottom="0in"/>
    </style:style>
    <style:style style:name="P9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10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11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12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13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14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15" style:parent-style-name="position-relative" style:list-style-name="LFO1" style:family="paragraph">
      <style:paragraph-properties fo:margin-top="0in" fo:margin-bottom="0in"/>
    </style:style>
    <style:style style:name="P16" style:parent-style-name="position-relative" style:list-style-name="LFO1" style:family="paragraph"/>
    <style:style style:name="P17" style:parent-style-name="position-relative" style:family="paragraph">
      <style:paragraph-properties fo:margin-left="1in">
        <style:tab-stops/>
      </style:paragraph-properties>
    </style:style>
    <style:style style:name="T18" style:parent-style-name="Hyperlink" style:family="text">
      <style:text-properties style:font-name-asian="Times New Roman"/>
    </style:style>
    <style:style style:name="P19" style:parent-style-name="font-size-xs" style:list-style-name="LFO1" style:family="paragraph">
      <style:paragraph-properties fo:margin-top="0in" fo:margin-bottom="0in"/>
    </style:style>
    <style:style style:name="P20" style:parent-style-name="position-relative" style:list-style-name="LFO1" style:family="paragraph">
      <style:paragraph-properties fo:margin-top="0in" fo:margin-bottom="0in"/>
    </style:style>
    <style:style style:name="P21" style:parent-style-name="position-relative" style:list-style-name="LFO1" style:family="paragraph">
      <style:paragraph-properties fo:margin-top="0in" fo:margin-bottom="0in"/>
    </style:style>
    <style:style style:name="P22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23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24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25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26" style:parent-style-name="position-relative" style:list-style-name="LFO1" style:family="paragraph">
      <style:paragraph-properties fo:margin-top="0in" fo:margin-bottom="0in"/>
    </style:style>
    <style:style style:name="P27" style:parent-style-name="position-relative" style:list-style-name="LFO1" style:family="paragraph"/>
    <style:style style:name="P28" style:parent-style-name="position-relative" style:family="paragraph">
      <style:paragraph-properties fo:margin-left="1in">
        <style:tab-stops/>
      </style:paragraph-properties>
    </style:style>
    <style:style style:name="T29" style:parent-style-name="Hyperlink" style:family="text">
      <style:text-properties style:font-name-asian="Times New Roman"/>
    </style:style>
    <style:style style:name="P30" style:parent-style-name="font-size-xs" style:list-style-name="LFO1" style:family="paragraph">
      <style:paragraph-properties fo:margin-top="0in" fo:margin-bottom="0in"/>
    </style:style>
    <style:style style:name="P31" style:parent-style-name="position-relative" style:list-style-name="LFO1" style:family="paragraph">
      <style:paragraph-properties fo:margin-top="0in" fo:margin-bottom="0in"/>
    </style:style>
    <style:style style:name="P32" style:parent-style-name="position-relative" style:list-style-name="LFO1" style:family="paragraph">
      <style:paragraph-properties fo:margin-top="0in" fo:margin-bottom="0in"/>
    </style:style>
    <style:style style:name="P33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34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35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36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37" style:parent-style-name="position-relative" style:list-style-name="LFO1" style:family="paragraph">
      <style:paragraph-properties fo:margin-top="0in" fo:margin-bottom="0in"/>
    </style:style>
    <style:style style:name="P38" style:parent-style-name="position-relative" style:list-style-name="LFO1" style:family="paragraph"/>
    <style:style style:name="P39" style:parent-style-name="position-relative" style:family="paragraph">
      <style:paragraph-properties fo:margin-left="1in">
        <style:tab-stops/>
      </style:paragraph-properties>
    </style:style>
    <style:style style:name="T40" style:parent-style-name="Hyperlink" style:family="text">
      <style:text-properties style:font-name-asian="Times New Roman"/>
    </style:style>
    <style:style style:name="P41" style:parent-style-name="font-size-xs" style:list-style-name="LFO1" style:family="paragraph">
      <style:paragraph-properties fo:margin-top="0in" fo:margin-bottom="0in"/>
    </style:style>
    <style:style style:name="P42" style:parent-style-name="position-relative" style:list-style-name="LFO1" style:family="paragraph">
      <style:paragraph-properties fo:margin-top="0in" fo:margin-bottom="0in"/>
    </style:style>
    <style:style style:name="P43" style:parent-style-name="position-relative" style:list-style-name="LFO1" style:family="paragraph">
      <style:paragraph-properties fo:margin-top="0in" fo:margin-bottom="0in"/>
    </style:style>
    <style:style style:name="P44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45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46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47" style:parent-style-name="position-relative" style:list-style-name="LFO1" style:family="paragraph">
      <style:paragraph-properties fo:margin-top="0in" fo:margin-bottom="0in"/>
    </style:style>
    <style:style style:name="P48" style:parent-style-name="position-relative" style:list-style-name="LFO1" style:family="paragraph"/>
    <style:style style:name="P49" style:parent-style-name="position-relative" style:family="paragraph">
      <style:paragraph-properties fo:margin-left="1in">
        <style:tab-stops/>
      </style:paragraph-properties>
    </style:style>
    <style:style style:name="T50" style:parent-style-name="Hyperlink" style:family="text">
      <style:text-properties style:font-name-asian="Times New Roman"/>
    </style:style>
    <style:style style:name="P51" style:parent-style-name="font-size-xs" style:list-style-name="LFO1" style:family="paragraph">
      <style:paragraph-properties fo:margin-top="0in" fo:margin-bottom="0in"/>
    </style:style>
    <style:style style:name="P52" style:parent-style-name="position-relative" style:list-style-name="LFO1" style:family="paragraph">
      <style:paragraph-properties fo:margin-top="0in" fo:margin-bottom="0in"/>
    </style:style>
    <style:style style:name="P53" style:parent-style-name="position-relative" style:list-style-name="LFO1" style:family="paragraph">
      <style:paragraph-properties fo:margin-top="0in" fo:margin-bottom="0in"/>
    </style:style>
    <style:style style:name="P54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55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56" style:parent-style-name="position-relative" style:list-style-name="LFO1" style:family="paragraph">
      <style:paragraph-properties fo:margin-top="0in" fo:margin-bottom="0in"/>
    </style:style>
    <style:style style:name="P57" style:parent-style-name="position-relative" style:list-style-name="LFO1" style:family="paragraph"/>
    <style:style style:name="P58" style:parent-style-name="position-relative" style:family="paragraph">
      <style:paragraph-properties fo:margin-left="1in">
        <style:tab-stops/>
      </style:paragraph-properties>
    </style:style>
    <style:style style:name="T59" style:parent-style-name="Hyperlink" style:family="text">
      <style:text-properties style:font-name-asian="Times New Roman"/>
    </style:style>
    <style:style style:name="P60" style:parent-style-name="font-size-xs" style:list-style-name="LFO1" style:family="paragraph">
      <style:paragraph-properties fo:margin-top="0in" fo:margin-bottom="0in"/>
    </style:style>
    <style:style style:name="P61" style:parent-style-name="position-relative" style:list-style-name="LFO1" style:family="paragraph">
      <style:paragraph-properties fo:margin-top="0in" fo:margin-bottom="0in"/>
    </style:style>
    <style:style style:name="P62" style:parent-style-name="position-relative" style:list-style-name="LFO1" style:family="paragraph">
      <style:paragraph-properties fo:margin-top="0in" fo:margin-bottom="0in"/>
    </style:style>
    <style:style style:name="P63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64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65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66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67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68" style:parent-style-name="position-relative" style:list-style-name="LFO1" style:family="paragraph">
      <style:paragraph-properties fo:margin-top="0in" fo:margin-bottom="0in"/>
    </style:style>
    <style:style style:name="P69" style:parent-style-name="position-relative" style:list-style-name="LFO1" style:family="paragraph"/>
    <style:style style:name="P70" style:parent-style-name="position-relative" style:family="paragraph">
      <style:paragraph-properties fo:margin-left="1in">
        <style:tab-stops/>
      </style:paragraph-properties>
    </style:style>
    <style:style style:name="T71" style:parent-style-name="Hyperlink" style:family="text">
      <style:text-properties style:font-name-asian="Times New Roman"/>
    </style:style>
    <style:style style:name="P72" style:parent-style-name="font-size-xs" style:list-style-name="LFO1" style:family="paragraph">
      <style:paragraph-properties fo:margin-top="0in" fo:margin-bottom="0in"/>
    </style:style>
    <style:style style:name="P73" style:parent-style-name="position-relative" style:list-style-name="LFO1" style:family="paragraph">
      <style:paragraph-properties fo:margin-top="0in" fo:margin-bottom="0in"/>
    </style:style>
    <style:style style:name="P74" style:parent-style-name="position-relative" style:list-style-name="LFO1" style:family="paragraph">
      <style:paragraph-properties fo:margin-top="0in" fo:margin-bottom="0in"/>
    </style:style>
    <style:style style:name="P75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76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77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78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79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80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81" style:parent-style-name="position-relative" style:list-style-name="LFO1" style:family="paragraph">
      <style:paragraph-properties fo:margin-top="0in" fo:margin-bottom="0in"/>
    </style:style>
    <style:style style:name="P82" style:parent-style-name="position-relative" style:list-style-name="LFO1" style:family="paragraph"/>
    <style:style style:name="P83" style:parent-style-name="position-relative" style:family="paragraph">
      <style:paragraph-properties fo:margin-left="1in">
        <style:tab-stops/>
      </style:paragraph-properties>
    </style:style>
    <style:style style:name="T84" style:parent-style-name="Hyperlink" style:family="text">
      <style:text-properties style:font-name-asian="Times New Roman"/>
    </style:style>
    <style:style style:name="P85" style:parent-style-name="font-size-xs" style:list-style-name="LFO1" style:family="paragraph">
      <style:paragraph-properties fo:margin-top="0in" fo:margin-bottom="0in"/>
    </style:style>
    <style:style style:name="P86" style:parent-style-name="position-relative" style:list-style-name="LFO1" style:family="paragraph">
      <style:paragraph-properties fo:margin-top="0in" fo:margin-bottom="0in"/>
    </style:style>
    <style:style style:name="P87" style:parent-style-name="position-relative" style:list-style-name="LFO1" style:family="paragraph">
      <style:paragraph-properties fo:margin-top="0in" fo:margin-bottom="0in"/>
    </style:style>
    <style:style style:name="P88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89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90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91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92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93" style:parent-style-name="Normal" style:list-style-name="LFO1" style:family="paragraph">
      <style:paragraph-properties fo:margin-bottom="0in" fo:line-height="100%" fo:background-color="#FFFFFF"/>
      <style:text-properties style:font-name="Segoe UI" style:font-name-asian="Times New Roman" style:font-name-complex="Segoe UI" fo:color="#161616" style:letter-kerning="false" fo:font-size="10.5pt" style:font-size-asian="10.5pt" style:font-size-complex="10.5pt" style:language-asian="en" style:country-asian="GB"/>
    </style:style>
    <style:style style:name="P94" style:parent-style-name="position-relative" style:list-style-name="LFO1" style:family="paragraph">
      <style:paragraph-properties fo:margin-top="0in" fo:margin-bottom="0in"/>
    </style:style>
    <style:style style:name="P95" style:parent-style-name="grid-item" style:family="paragraph">
      <style:paragraph-properties fo:margin-top="0in" fo:margin-bottom="0in" fo:margin-left="0.5in">
        <style:tab-stops/>
      </style:paragraph-properties>
    </style:style>
    <style:style style:name="T96" style:parent-style-name="show-more-text" style:family="text">
      <style:text-properties style:font-name-asian="Times New Roman"/>
    </style:style>
    <style:style style:name="P97" style:parent-style-name="grid-item" style:family="paragraph">
      <style:paragraph-properties fo:margin-top="0in" fo:margin-bottom="0in" fo:margin-left="0.5in">
        <style:tab-stops/>
      </style:paragraph-properties>
    </style:style>
    <style:style style:name="T98" style:parent-style-name="add-to-collection-status" style:family="text">
      <style:text-properties style:font-name-asian="Times New Roman"/>
    </style:style>
    <style:style style:family="graphic" style:name="a6">
      <style:graphic-properties draw:fill="none" draw:stroke="none"/>
    </style:style>
    <style:style style:family="graphic" style:name="a0">
      <style:graphic-properties draw:fill="none" draw:stroke="none"/>
    </style:style>
    <style:style style:family="graphic" style:name="a7">
      <style:graphic-properties draw:fill="none" draw:stroke="none"/>
    </style:style>
    <style:style style:family="graphic" style:name="a1">
      <style:graphic-properties draw:fill="none" draw:stroke="none"/>
    </style:style>
    <style:style style:family="graphic" style:name="a2">
      <style:graphic-properties draw:fill="none" draw:stroke="none"/>
    </style:style>
    <style:style style:family="graphic" style:name="a3">
      <style:graphic-properties draw:fill="none" draw:stroke="none"/>
    </style:style>
    <style:style style:family="graphic" style:name="a4">
      <style:graphic-properties draw:fill="none" draw:stroke="none"/>
    </style:style>
    <style:style style:family="graphic" style:name="a5">
      <style:graphic-properties draw:fill="none" draw:stroke="none"/>
    </style:style>
  </office:automatic-styles>
  <office:body>
    <office:text text:use-soft-page-breaks="true">
      <text:p text:style-name="P1">how much am I ready-</text:p>
      <text:p text:style-name="Normal"/>
      <text:list text:style-name="LFO1" text:continue-numbering="true">
        <text:list-item>
          <text:p text:style-name="P2">Training in this course</text:p>
          <text:list text:continue-numbering="true">
            <text:list-item>
              <text:p text:style-name="P3"><draw:custom-shape svg:x="0in" svg:y="0in" svg:width="0.3375in" svg:height="0.3375in" draw:id="id0" draw:style-name="a0" draw:name="Rectangle 8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4"><text:a xlink:href="https://learn.microsoft.com/training/modules/introduction-to-azure-virtual-networks/" office:target-frame-name="_top" xlink:show="replace"><text:span text:style-name="T5">Introduction to Azure Virtual Networks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6">1 hr 16 min</text:p>
                </text:list-item>
                <text:list-item>
                  <text:p text:style-name="P7">Module</text:p>
                </text:list-item>
                <text:list-item>
                  <text:p text:style-name="P8">11 units</text:p>
                </text:list-item>
              </text:list>
            </text:list-item>
          </text:list>
        </text:list-item>
        <text:list-item>
          <text:p text:style-name="P9">Implement virtual networks</text:p>
        </text:list-item>
        <text:list-item>
          <text:p text:style-name="P10">Configure public IP services</text:p>
        </text:list-item>
        <text:list-item>
          <text:p text:style-name="P11">Design and implement name resolution</text:p>
        </text:list-item>
        <text:list-item>
          <text:p text:style-name="P12">Design and implement cross-VNET connectivity</text:p>
        </text:list-item>
        <text:list-item>
          <text:p text:style-name="P13">Implement virtual network routing</text:p>
        </text:list-item>
        <text:list-item>
          <text:p text:style-name="P14">Design and implement an Azure Virtual Network NAT</text:p>
          <text:list text:continue-numbering="true">
            <text:list-item>
              <text:list>
                <text:list-item>
                  <text:p text:style-name="P15"/>
                </text:list-item>
              </text:list>
            </text:list-item>
            <text:list-item>
              <text:p text:style-name="P16"><draw:custom-shape svg:x="0in" svg:y="0in" svg:width="0.3375in" svg:height="0.3375in" draw:id="id1" draw:style-name="a1" draw:name="Rectangle 7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17"><text:a xlink:href="https://learn.microsoft.com/training/modules/design-implement-hybrid-networking/" office:target-frame-name="_top" xlink:show="replace"><text:span text:style-name="T18">Design and implement hybrid networking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19">1 hr 3 min</text:p>
                </text:list-item>
                <text:list-item>
                  <text:p text:style-name="P20">Module</text:p>
                </text:list-item>
                <text:list-item>
                  <text:p text:style-name="P21">9 units</text:p>
                </text:list-item>
              </text:list>
            </text:list-item>
          </text:list>
        </text:list-item>
        <text:list-item>
          <text:p text:style-name="P22">Design and implement a site-to-site VPN connection</text:p>
        </text:list-item>
        <text:list-item>
          <text:p text:style-name="P23">Design and implement a point-to-site VPN connection</text:p>
        </text:list-item>
        <text:list-item>
          <text:p text:style-name="P24">Design and implement authentication for point-to-site VPN connections</text:p>
        </text:list-item>
        <text:list-item>
          <text:p text:style-name="P25">Design and implement Azure Virtual WAN</text:p>
          <text:list text:continue-numbering="true">
            <text:list-item>
              <text:list>
                <text:list-item>
                  <text:p text:style-name="P26"/>
                </text:list-item>
              </text:list>
            </text:list-item>
            <text:list-item>
              <text:p text:style-name="P27"><draw:custom-shape svg:x="0in" svg:y="0in" svg:width="0.3375in" svg:height="0.3375in" draw:id="id2" draw:style-name="a2" draw:name="Rectangle 6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28"><text:a xlink:href="https://learn.microsoft.com/training/modules/design-implement-azure-expressroute/" office:target-frame-name="_top" xlink:show="replace"><text:span text:style-name="T29">Design and implement Azure ExpressRoute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30">1 hr 18 min</text:p>
                </text:list-item>
                <text:list-item>
                  <text:p text:style-name="P31">Module</text:p>
                </text:list-item>
                <text:list-item>
                  <text:p text:style-name="P32">11 units</text:p>
                </text:list-item>
              </text:list>
            </text:list-item>
          </text:list>
        </text:list-item>
        <text:list-item>
          <text:p text:style-name="P33">Design and implement ExpressRoute</text:p>
        </text:list-item>
        <text:list-item>
          <text:p text:style-name="P34">Design and implement ExpressRoute Global Reach</text:p>
        </text:list-item>
        <text:list-item>
          <text:p text:style-name="P35">Design and implement ExpressRoute FastPath</text:p>
        </text:list-item>
        <text:list-item>
          <text:p text:style-name="P36">Troubleshoot ExpressRoute connection issues</text:p>
          <text:list text:continue-numbering="true">
            <text:list-item>
              <text:list>
                <text:list-item>
                  <text:p text:style-name="P37"/>
                </text:list-item>
              </text:list>
            </text:list-item>
            <text:list-item>
              <text:p text:style-name="P38"><draw:custom-shape svg:x="0in" svg:y="0in" svg:width="0.3375in" svg:height="0.3375in" draw:id="id3" draw:style-name="a3" draw:name="Rectangle 5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39"><text:a xlink:href="https://learn.microsoft.com/training/modules/load-balancing-non-https-traffic-azure/" office:target-frame-name="_top" xlink:show="replace"><text:span text:style-name="T40">Load balance non-HTTP(S) traffic in Azure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41">1 hr 2 min</text:p>
                </text:list-item>
                <text:list-item>
                  <text:p text:style-name="P42">Module</text:p>
                </text:list-item>
                <text:list-item>
                  <text:p text:style-name="P43">7 units</text:p>
                </text:list-item>
              </text:list>
            </text:list-item>
          </text:list>
        </text:list-item>
        <text:list-item>
          <text:p text:style-name="P44">Identify the features and capabilities of Azure Load Balancer</text:p>
        </text:list-item>
        <text:list-item>
          <text:p text:style-name="P45">Design and implement an Azure Load Balancer</text:p>
        </text:list-item>
        <text:list-item>
          <text:p text:style-name="P46">Implement a Traffic Manager profile</text:p>
          <text:list text:continue-numbering="true">
            <text:list-item>
              <text:list>
                <text:list-item>
                  <text:p text:style-name="P47"/>
                </text:list-item>
              </text:list>
            </text:list-item>
            <text:list-item>
              <text:p text:style-name="P48"><draw:custom-shape svg:x="0in" svg:y="0in" svg:width="0.3375in" svg:height="0.3375in" draw:id="id4" draw:style-name="a4" draw:name="Rectangle 4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49"><text:a xlink:href="https://learn.microsoft.com/training/modules/load-balancing-https-traffic-azure/" office:target-frame-name="_top" xlink:show="replace"><text:span text:style-name="T50">Load balance HTTP(S) traffic in Azure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51">1 hr 6 min</text:p>
                </text:list-item>
                <text:list-item>
                  <text:p text:style-name="P52">Module</text:p>
                </text:list-item>
                <text:list-item>
                  <text:p text:style-name="P53">7 units</text:p>
                </text:list-item>
              </text:list>
            </text:list-item>
          </text:list>
        </text:list-item>
        <text:list-item>
          <text:p text:style-name="P54">Design and implement Azure Application Gateway</text:p>
        </text:list-item>
        <text:list-item>
          <text:p text:style-name="P55">Implement Azure Front Door</text:p>
          <text:list text:continue-numbering="true">
            <text:list-item>
              <text:list>
                <text:list-item>
                  <text:p text:style-name="P56"/>
                </text:list-item>
              </text:list>
            </text:list-item>
            <text:list-item>
              <text:p text:style-name="P57"><draw:custom-shape svg:x="0in" svg:y="0in" svg:width="0.3375in" svg:height="0.3375in" draw:id="id5" draw:style-name="a5" draw:name="Rectangle 3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58"><text:a xlink:href="https://learn.microsoft.com/training/modules/design-implement-network-security-monitoring/" office:target-frame-name="_top" xlink:show="replace"><text:span text:style-name="T59">Design and implement network security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60">1 hr 24 min</text:p>
                </text:list-item>
                <text:list-item>
                  <text:p text:style-name="P61">Module</text:p>
                </text:list-item>
                <text:list-item>
                  <text:p text:style-name="P62">11 units</text:p>
                </text:list-item>
              </text:list>
            </text:list-item>
          </text:list>
        </text:list-item>
        <text:list-item>
          <text:p text:style-name="P63">Get network security recommendations with Microsoft Defender for Cloud</text:p>
        </text:list-item>
        <text:list-item>
          <text:p text:style-name="P64">Deploy Azure DDoS Protection by using the Azure portal</text:p>
        </text:list-item>
        <text:list-item>
          <text:p text:style-name="P65">Design and implement network security groups (NSGs)</text:p>
        </text:list-item>
        <text:list-item>
          <text:p text:style-name="P66">Design and implement Azure Firewall</text:p>
        </text:list-item>
        <text:list-item>
          <text:p text:style-name="P67">Design and implement a web application firewall (WAF) on Azure Front Door</text:p>
          <text:list text:continue-numbering="true">
            <text:list-item>
              <text:list>
                <text:list-item>
                  <text:p text:style-name="P68"/>
                </text:list-item>
              </text:list>
            </text:list-item>
            <text:list-item>
              <text:p text:style-name="P69"><draw:custom-shape svg:x="0in" svg:y="0in" svg:width="0.3375in" svg:height="0.3375in" draw:id="id6" draw:style-name="a6" draw:name="Rectangle 2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70"><text:a xlink:href="https://learn.microsoft.com/training/modules/design-implement-private-access-to-azure-services/" office:target-frame-name="_top" xlink:show="replace"><text:span text:style-name="T71">Design and implement private access to Azure Services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72">1 hr 16 min</text:p>
                </text:list-item>
                <text:list-item>
                  <text:p text:style-name="P73">Module</text:p>
                </text:list-item>
                <text:list-item>
                  <text:p text:style-name="P74">7 units</text:p>
                </text:list-item>
              </text:list>
            </text:list-item>
          </text:list>
        </text:list-item>
        <text:list-item>
          <text:p text:style-name="P75">Explain virtual network service endpoints</text:p>
        </text:list-item>
        <text:list-item>
          <text:p text:style-name="P76">Define Private Link Service and private endpoints</text:p>
        </text:list-item>
        <text:list-item>
          <text:p text:style-name="P77">Integrate private endpoints with DNS</text:p>
        </text:list-item>
        <text:list-item>
          <text:p text:style-name="P78">Design and configure private endpoints</text:p>
        </text:list-item>
        <text:list-item>
          <text:p text:style-name="P79">Design and configure access to service endpoints</text:p>
        </text:list-item>
        <text:list-item>
          <text:p text:style-name="P80">Integrate your App Service with Azure virtual networks</text:p>
          <text:list text:continue-numbering="true">
            <text:list-item>
              <text:list>
                <text:list-item>
                  <text:p text:style-name="P81"/>
                </text:list-item>
              </text:list>
            </text:list-item>
            <text:list-item>
              <text:p text:style-name="P82"><draw:custom-shape svg:x="0in" svg:y="0in" svg:width="0.3375in" svg:height="0.3375in" draw:id="id7" draw:style-name="a7" draw:name="Rectangle 1" text:anchor-type="as-char"><svg:title/><svg:desc/><draw:enhanced-geometry draw:type="non-primitive" svg:viewBox="0 0 21600 21600" draw:enhanced-path="M 0 0 L 21600 0 21600 21600 0 21600 Z N"/></draw:custom-shape></text:p>
            </text:list-item>
          </text:list>
        </text:list-item>
      </text:list>
      <text:p text:style-name="P83"><text:a xlink:href="https://learn.microsoft.com/training/modules/design-implement-network-monitoring/" office:target-frame-name="_top" xlink:show="replace"><text:span text:style-name="T84">Design and implement network monitoring</text:span></text:a></text:p>
      <text:list text:style-name="LFO1" text:continue-numbering="true">
        <text:list-item>
          <text:list>
            <text:list-item>
              <text:list>
                <text:list-item>
                  <text:p text:style-name="P85">44 min</text:p>
                </text:list-item>
                <text:list-item>
                  <text:p text:style-name="P86">Module</text:p>
                </text:list-item>
                <text:list-item>
                  <text:p text:style-name="P87">5 units</text:p>
                </text:list-item>
              </text:list>
            </text:list-item>
          </text:list>
        </text:list-item>
        <text:list-item>
          <text:p text:style-name="P88">Configure network health alerts and logging by using Azure Monitor</text:p>
        </text:list-item>
        <text:list-item>
          <text:p text:style-name="P89">Create and configure a Connection Monitor instance</text:p>
        </text:list-item>
        <text:list-item>
          <text:p text:style-name="P90">Configure and use Traffic Analytics</text:p>
        </text:list-item>
        <text:list-item>
          <text:p text:style-name="P91">Configure NSG flow logs</text:p>
        </text:list-item>
        <text:list-item>
          <text:p text:style-name="P92">Enable and configure diagnostic logging</text:p>
        </text:list-item>
        <text:list-item>
          <text:p text:style-name="P93">Configure Azure Network Watcher</text:p>
          <text:list text:continue-numbering="true">
            <text:list-item>
              <text:list>
                <text:list-item>
                  <text:p text:style-name="P94"/>
                </text:list-item>
              </text:list>
            </text:list-item>
          </text:list>
        </text:list-item>
      </text:list>
      <text:p text:style-name="P95"><text:span text:style-name="T96">Show less</text:span></text:p>
      <text:p text:style-name="P97"><text:span text:style-name="T98">Sav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grid-item" style:display-name="grid-item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font-size-md" style:display-name="font-size-md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position-relative" style:display-name="position-relativ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font-size-xs" style:display-name="font-size-xs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 fo:hyphenate="false"/>
    </style:style>
    <style:style style:name="show-more-text" style:display-name="show-more-text" style:family="text" style:parent-style-name="DefaultParagraphFont"/>
    <style:style style:name="add-to-collection-status" style:display-name="add-to-collection-status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uis BODAL</meta:initial-creator>
    <dc:creator>Louis BODAL</dc:creator>
    <meta:creation-date>2024-03-29T14:24:00Z</meta:creation-date>
    <dc:date>2024-03-29T14:27:00Z</dc:date>
    <meta:template xlink:href="Normal.dotm" xlink:type="simple"/>
    <meta:editing-cycles>3</meta:editing-cycles>
    <meta:editing-duration>PT180S</meta:editing-duration>
    <meta:document-statistic meta:page-count="3" meta:paragraph-count="6" meta:word-count="456" meta:character-count="3052" meta:row-count="21" meta:non-whitespace-character-count="2602"/>
  </office:meta>
</office:document-meta>
</file>